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Menlo, 'DejaVu Sans Mono', 'Bitstream Vera Sans Mono', monospace"/>
    <style:font-face style:name="DejaVu Sans" svg:font-family="'DejaVu Sans'" style:font-family-generic="system" style:font-pitch="variable"/>
    <style:font-face style:name="Inter" svg:font-family="Inter, 'Segoe UI', Roboto, 'Helvetica Neue', Arial, 'Noto Sans', 'Liberatio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, Georgia, 'Times New Roman', Times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bs-font-monospace" svg:font-family="'var bs-font-monospace'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82f33" loext:opacity="100%" style:font-name="Inter" fo:font-size="8pt" fo:letter-spacing="normal" fo:font-style="normal" fo:font-weight="normal" officeooo:paragraph-rsid="001f1b80" fo:background-color="#ffff00" style:font-size-asian="8pt" style:font-size-complex="8pt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20%" fo:text-indent="0cm" style:auto-text-indent="false" fo:padding-left="0cm" fo:padding-right="0cm" fo:padding-top="0cm" fo:padding-bottom="0.049cm" fo:border-left="none" fo:border-right="none" fo:border-top="none" fo:border-bottom="0.06pt solid #d5d5d5"/>
      <style:text-properties fo:color="#282f33" loext:opacity="100%" style:font-name="Roboto Slab" fo:font-size="8pt" fo:font-weight="bold" officeooo:paragraph-rsid="001f1b80" fo:background-color="#ffff00" style:font-size-asian="8pt" style:font-size-complex="8pt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20%" fo:text-indent="0cm" style:auto-text-indent="false" fo:padding-left="0cm" fo:padding-right="0cm" fo:padding-top="0cm" fo:padding-bottom="0.049cm" fo:border-left="none" fo:border-right="none" fo:border-top="none" fo:border-bottom="0.06pt solid #d5d5d5"/>
      <style:text-properties officeooo:paragraph-rsid="001f1b80"/>
    </style:style>
    <style:style style:name="P4" style:family="paragraph" style:parent-style-name="Heading_20_3">
      <style:paragraph-properties fo:margin-left="0cm" fo:margin-right="0cm" fo:margin-top="0cm" fo:margin-bottom="0.247cm" style:contextual-spacing="false" fo:line-height="120%" fo:text-indent="0cm" style:auto-text-indent="false"/>
      <style:text-properties fo:font-size="8pt" fo:font-weight="bold" officeooo:paragraph-rsid="001f1b80" fo:background-color="#ffff00" style:font-size-asian="8pt" style:font-size-complex="8pt"/>
    </style:style>
    <style:style style:name="P5" style:family="paragraph" style:parent-style-name="List_20_Contents">
      <style:paragraph-properties fo:margin-left="1cm" fo:margin-right="0cm" fo:margin-top="0cm" fo:margin-bottom="0cm" style:contextual-spacing="false" fo:text-indent="0cm" style:auto-text-indent="false"/>
      <style:text-properties fo:font-size="8pt" officeooo:paragraph-rsid="001f1b80" fo:background-color="#ffff00" style:font-size-asian="8pt" style:font-size-complex="8pt"/>
    </style:style>
    <style:style style:name="P6" style:family="paragraph" style:parent-style-name="List_20_Contents">
      <style:paragraph-properties fo:margin-left="1cm" fo:margin-right="0cm" fo:margin-top="0cm" fo:margin-bottom="0.282cm" style:contextual-spacing="false" fo:text-indent="0cm" style:auto-text-indent="false"/>
      <style:text-properties fo:font-size="8pt" officeooo:paragraph-rsid="001f1b80" fo:background-color="#ffff00" style:font-size-asian="8pt" style:font-size-complex="8pt"/>
    </style:style>
    <style:style style:name="P7" style:family="paragraph" style:parent-style-name="List_20_Contents" style:list-style-name="L8">
      <style:paragraph-properties fo:margin-left="1cm" fo:margin-right="0cm" fo:margin-top="0cm" fo:margin-bottom="0cm" style:contextual-spacing="false" fo:text-align="start" style:justify-single-word="false" fo:text-indent="0cm" style:auto-text-indent="false"/>
      <style:text-properties officeooo:paragraph-rsid="001f1b80"/>
    </style:style>
    <style:style style:name="P8" style:family="paragraph" style:parent-style-name="List_20_Contents">
      <style:paragraph-properties fo:margin-left="1cm" fo:margin-right="0cm" fo:margin-top="0cm" fo:margin-bottom="0cm" style:contextual-spacing="false" fo:text-indent="0cm" style:auto-text-indent="false"/>
      <style:text-properties fo:color="#014c4f" loext:opacity="100%" fo:font-size="8pt" officeooo:paragraph-rsid="001f1b80" fo:background-color="#ffff00" style:font-size-asian="8pt" style:font-size-complex="8pt" loext:padding="0cm" loext:border="none"/>
    </style:style>
    <style:style style:name="P9" style:family="paragraph" style:parent-style-name="List_20_Contents">
      <style:paragraph-properties fo:margin-left="1cm" fo:margin-right="0cm" fo:margin-top="0cm" fo:margin-bottom="0cm" style:contextual-spacing="false" fo:text-indent="0cm" style:auto-text-indent="false"/>
      <style:text-properties officeooo:paragraph-rsid="001f1b80"/>
    </style:style>
    <style:style style:name="P10" style:family="paragraph" style:parent-style-name="List_20_Contents">
      <style:paragraph-properties fo:margin-left="1cm" fo:margin-right="0cm" fo:margin-top="0cm" fo:margin-bottom="0.282cm" style:contextual-spacing="false" fo:text-indent="0cm" style:auto-text-indent="false"/>
      <style:text-properties officeooo:paragraph-rsid="001f1b80"/>
    </style:style>
    <style:style style:name="P11" style:family="paragraph" style:parent-style-name="List_20_Contents">
      <style:paragraph-properties fo:margin-left="2cm" fo:margin-right="0cm" fo:margin-top="0cm" fo:margin-bottom="0cm" style:contextual-spacing="false" fo:text-indent="0cm" style:auto-text-indent="false"/>
      <style:text-properties officeooo:paragraph-rsid="001f1b80"/>
    </style:style>
    <style:style style:name="P12" style:family="paragraph" style:parent-style-name="List_20_Heading" style:list-style-name="L1">
      <style:paragraph-properties fo:margin-left="0cm" fo:margin-right="0cm" fo:margin-top="0cm" fo:margin-bottom="0.247cm" style:contextual-spacing="false" fo:text-align="start" style:justify-single-word="false" fo:text-indent="0cm" style:auto-text-indent="false"/>
      <style:text-properties officeooo:paragraph-rsid="001f1b80"/>
    </style:style>
    <style:style style:name="P13" style:family="paragraph" style:parent-style-name="List_20_Heading" style:list-style-name="L1">
      <style:paragraph-properties fo:margin-left="0cm" fo:margin-right="0cm" fo:margin-top="0cm" fo:margin-bottom="0.247cm" style:contextual-spacing="false" fo:text-align="start" style:justify-single-word="false" fo:text-indent="0cm" style:auto-text-indent="false"/>
      <style:text-properties fo:font-size="8pt" fo:font-weight="bold" officeooo:paragraph-rsid="001f1b80" fo:background-color="#ffff00" style:font-size-asian="8pt" style:font-size-complex="8pt"/>
    </style:style>
    <style:style style:name="P14" style:family="paragraph" style:parent-style-name="List_20_Heading">
      <style:paragraph-properties fo:margin-left="0cm" fo:margin-right="0cm" fo:margin-top="0cm" fo:margin-bottom="0.247cm" style:contextual-spacing="false" fo:text-indent="0cm" style:auto-text-indent="false"/>
      <style:text-properties officeooo:paragraph-rsid="001f1b80"/>
    </style:style>
    <style:style style:name="P15" style:family="paragraph" style:parent-style-name="List_20_Heading">
      <style:paragraph-properties fo:margin-left="1cm" fo:margin-right="0cm" fo:margin-top="0cm" fo:margin-bottom="0.282cm" style:contextual-spacing="false" fo:text-indent="0cm" style:auto-text-indent="false"/>
      <style:text-properties officeooo:paragraph-rsid="001f1b80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var bs-font-monospace" fo:font-size="8pt" officeooo:paragraph-rsid="001f1b80" fo:background-color="#ffff00" style:font-size-asian="8pt" style:font-size-complex="8pt" loext:padding="0cm" loext:border="none"/>
    </style:style>
    <style:style style:name="P17" style:family="paragraph" style:parent-style-name="Preformatted_20_Text">
      <style:paragraph-properties fo:margin-left="1cm" fo:margin-right="0cm" fo:margin-top="0cm" fo:margin-bottom="0cm" style:contextual-spacing="false" fo:text-indent="0cm" style:auto-text-indent="false"/>
      <style:text-properties style:font-name="var bs-font-monospace" fo:font-size="8pt" officeooo:paragraph-rsid="001f1b80" fo:background-color="#ffff00" style:font-size-asian="8pt" style:font-size-complex="8pt" loext:padding="0cm" loext:border="none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ize="8pt" officeooo:paragraph-rsid="001f1b80" fo:background-color="#ffff00" style:font-size-asian="8pt" style:font-size-complex="8pt" loext:padding="0cm" loext:border="none"/>
    </style:style>
    <style:style style:name="P19" style:family="paragraph" style:parent-style-name="Preformatted_20_Text">
      <style:paragraph-properties fo:margin-left="1cm" fo:margin-right="0cm" fo:margin-top="0cm" fo:margin-bottom="0cm" style:contextual-spacing="false" fo:text-indent="0cm" style:auto-text-indent="false"/>
      <style:text-properties fo:font-size="8pt" officeooo:paragraph-rsid="001f1b80" fo:background-color="#ffff00" style:font-size-asian="8pt" style:font-size-complex="8pt" loext:padding="0cm" loext:border="none"/>
    </style:style>
    <style:style style:name="P20" style:family="paragraph" style:parent-style-name="Preformatted_20_Text">
      <style:paragraph-properties fo:margin-left="1cm" fo:margin-right="0cm" fo:margin-top="0cm" fo:margin-bottom="0cm" style:contextual-spacing="false" fo:text-indent="0cm" style:auto-text-indent="false"/>
      <style:text-properties fo:color="#014c4f" loext:opacity="100%" style:font-name="var bs-font-monospace" fo:font-size="8pt" officeooo:paragraph-rsid="001f1b80" fo:background-color="#ffff00" style:font-size-asian="8pt" style:font-size-complex="8pt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21" style:family="paragraph" style:parent-style-name="Preformatted_20_Text">
      <style:paragraph-properties fo:margin-left="1cm" fo:margin-right="0cm" fo:margin-top="0cm" fo:margin-bottom="0cm" style:contextual-spacing="false" fo:text-indent="0cm" style:auto-text-indent="false"/>
      <style:text-properties fo:color="#014c4f" loext:opacity="100%" fo:font-size="8pt" officeooo:paragraph-rsid="001f1b80" fo:background-color="#ffff00" style:font-size-asian="8pt" style:font-size-complex="8pt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22" style:family="paragraph" style:parent-style-name="Preformatted_20_Text">
      <style:paragraph-properties fo:margin-left="1cm" fo:margin-right="0cm" fo:margin-top="0cm" fo:margin-bottom="0cm" style:contextual-spacing="false" fo:text-indent="0cm" style:auto-text-indent="false"/>
      <style:text-properties fo:color="#008000" loext:opacity="100%" style:font-name="var bs-font-monospace" fo:font-size="8pt" fo:font-weight="bold" officeooo:paragraph-rsid="001f1b80" fo:background-color="#ffff00" style:font-size-asian="8pt" style:font-size-complex="8pt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8000" loext:opacity="100%" style:font-name="var bs-font-monospace" fo:font-size="8pt" fo:font-weight="bold" officeooo:paragraph-rsid="001f1b80" fo:background-color="#ffff00" style:font-size-asian="8pt" style:font-size-complex="8pt" loext:padding="0cm" loext:border="none"/>
    </style:style>
    <style:style style:name="P24" style:family="paragraph" style:parent-style-name="Preformatted_20_Text">
      <style:paragraph-properties fo:margin-left="1cm" fo:margin-right="0cm" fo:margin-top="0cm" fo:margin-bottom="0cm" style:contextual-spacing="false" fo:text-indent="0cm" style:auto-text-indent="false"/>
      <style:text-properties fo:color="#008000" loext:opacity="100%" style:font-name="var bs-font-monospace" fo:font-size="8pt" fo:font-weight="bold" officeooo:paragraph-rsid="001f1b80" fo:background-color="#ffff00" style:font-size-asian="8pt" style:font-size-complex="8pt" loext:padding="0cm" loext:border="none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size="8pt" officeooo:paragraph-rsid="001f1b80" fo:background-color="#ffff00" style:font-size-asian="8pt" style:font-size-complex="8pt"/>
    </style:style>
    <style:style style:name="P26" style:family="paragraph" style:parent-style-name="Text_20_body" style:list-style-name="L1">
      <style:paragraph-properties fo:margin-left="1cm" fo:margin-right="0cm" fo:margin-top="0cm" fo:margin-bottom="0cm" style:contextual-spacing="false" fo:text-align="start" style:justify-single-word="false" fo:text-indent="0cm" style:auto-text-indent="false"/>
      <style:text-properties fo:font-size="8pt" officeooo:paragraph-rsid="001f1b80" fo:background-color="#ffff00" style:font-size-asian="8pt" style:font-size-complex="8pt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font-size="8pt" officeooo:paragraph-rsid="001f1b80" fo:background-color="#ffff00" style:font-size-asian="8pt" style:font-size-complex="8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8pt" officeooo:paragraph-rsid="001f1b80" fo:background-color="#ffff00" style:font-size-asian="8pt" style:font-size-complex="8pt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size="8pt" officeooo:paragraph-rsid="001f1b80" fo:background-color="#ffff00" style:font-size-asian="8pt" style:font-size-complex="8pt"/>
    </style:style>
    <style:style style:name="P30" style:family="paragraph" style:parent-style-name="Text_20_body">
      <style:paragraph-properties fo:margin-left="1cm" fo:margin-right="0cm" fo:margin-top="0cm" fo:margin-bottom="0cm" style:contextual-spacing="false" fo:text-indent="0cm" style:auto-text-indent="false"/>
      <style:text-properties fo:font-size="8pt" officeooo:paragraph-rsid="001f1b80" fo:background-color="#ffff00" style:font-size-asian="8pt" style:font-size-complex="8pt"/>
    </style:style>
    <style:style style:name="P31" style:family="paragraph" style:parent-style-name="Text_20_body">
      <style:paragraph-properties fo:margin-left="1cm" fo:margin-right="0cm" fo:margin-top="0cm" fo:margin-bottom="0.282cm" style:contextual-spacing="false" fo:text-indent="0cm" style:auto-text-indent="false"/>
      <style:text-properties fo:font-size="8pt" officeooo:paragraph-rsid="001f1b80" fo:background-color="#ffff00" style:font-size-asian="8pt" style:font-size-complex="8pt"/>
    </style:style>
    <style:style style:name="P32" style:family="paragraph" style:parent-style-name="Text_20_body">
      <style:paragraph-properties fo:margin-left="1cm" fo:margin-right="0cm" fo:margin-top="0cm" fo:margin-bottom="0.282cm" style:contextual-spacing="false" fo:text-indent="0cm" style:auto-text-indent="false" fo:padding-left="0.049cm" fo:padding-right="0cm" fo:padding-top="0cm" fo:padding-bottom="0cm" fo:border-left="2.24pt solid #f2f2f2" fo:border-right="none" fo:border-top="none" fo:border-bottom="none"/>
      <style:text-properties fo:font-size="8pt" officeooo:paragraph-rsid="001f1b80" fo:background-color="#ffff00" style:font-size-asian="8pt" style:font-size-complex="8pt"/>
    </style:style>
    <style:style style:name="P33" style:family="paragraph" style:parent-style-name="Text_20_body">
      <style:paragraph-properties fo:margin-left="2cm" fo:margin-right="0cm" fo:margin-top="0cm" fo:margin-bottom="0cm" style:contextual-spacing="false" fo:text-indent="0cm" style:auto-text-indent="false"/>
      <style:text-properties fo:font-size="8pt" officeooo:paragraph-rsid="001f1b80" fo:background-color="#ffff00" style:font-size-asian="8pt" style:font-size-complex="8pt"/>
    </style:style>
    <style:style style:name="P34" style:family="paragraph" style:parent-style-name="Text_20_body" style:list-style-name="L1">
      <style:paragraph-properties fo:margin-left="1cm" fo:margin-right="0cm" fo:margin-top="0cm" fo:margin-bottom="0cm" style:contextual-spacing="false" fo:text-align="start" style:justify-single-word="false" fo:text-indent="0cm" style:auto-text-indent="false"/>
      <style:text-properties style:text-line-through-style="none" style:text-line-through-type="none" fo:font-size="8pt" style:text-underline-style="none" officeooo:paragraph-rsid="001f1b80" style:text-blinking="false" fo:background-color="#ffff00" style:font-size-asian="8pt" style:font-size-complex="8pt"/>
    </style:style>
    <style:style style:name="P35" style:family="paragraph" style:parent-style-name="Text_20_body">
      <style:paragraph-properties fo:margin-left="1cm" fo:margin-right="0cm" fo:margin-top="0cm" fo:margin-bottom="0.265cm" style:contextual-spacing="false" fo:text-indent="0cm" style:auto-text-indent="false"/>
      <style:text-properties fo:color="#014c4f" loext:opacity="100%" fo:font-size="8pt" officeooo:paragraph-rsid="001f1b80" fo:background-color="#ffff00" style:font-size-asian="8pt" style:font-size-complex="8pt" loext:padding="0cm" loext:border="none"/>
    </style:style>
    <style:style style:name="P36" style:family="paragraph" style:parent-style-name="Text_20_body" style:list-style-name="L7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f1b80"/>
    </style:style>
    <style:style style:name="P37" style:family="paragraph" style:parent-style-name="Text_20_body" style:list-style-name="L9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f1b80"/>
    </style:style>
    <style:style style:name="P38" style:family="paragraph" style:parent-style-name="Text_20_body" style:list-style-name="L10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f1b80"/>
    </style:style>
    <style:style style:name="P39" style:family="paragraph" style:parent-style-name="Text_20_body" style:list-style-name="L1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f1b80"/>
    </style:style>
    <style:style style:name="P40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  <style:text-properties fo:color="#442d3e" loext:opacity="100%" fo:font-size="8pt" officeooo:paragraph-rsid="001f1b80" fo:background-color="#ffff00" style:font-size-asian="8pt" style:font-size-complex="8pt" loext:padding="0cm" loext:border="none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1f1b80"/>
    </style:style>
    <style:style style:name="P4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1f1b80"/>
    </style:style>
    <style:style style:name="P43" style:family="paragraph" style:parent-style-name="Text_20_body">
      <style:paragraph-properties fo:margin-left="1cm" fo:margin-right="0cm" fo:margin-top="0cm" fo:margin-bottom="0.282cm" style:contextual-spacing="false" fo:text-indent="0cm" style:auto-text-indent="false"/>
      <style:text-properties officeooo:paragraph-rsid="001f1b80"/>
    </style:style>
    <style:style style:name="T1" style:family="text">
      <style:text-properties fo:font-variant="normal" fo:text-transform="none" fo:color="#282f33" loext:opacity="100%" style:font-name="Inter" fo:letter-spacing="normal" fo:font-style="normal" fo:font-weight="normal"/>
    </style:style>
    <style:style style:name="T2" style:family="text">
      <style:text-properties style:font-name="Consolas" fo:font-size="8pt" fo:font-weight="bold" fo:background-color="#ffff00" loext:char-shading-value="0" style:font-size-asian="8pt" style:font-size-complex="8pt"/>
    </style:style>
    <style:style style:name="T3" style:family="text">
      <style:text-properties style:font-name="Consolas" fo:font-size="8pt" fo:font-weight="bold" fo:background-color="#ffff00" loext:char-shading-value="0" style:font-size-asian="8pt" style:font-size-complex="8pt" loext:padding="0cm" loext:border="none"/>
    </style:style>
    <style:style style:name="T4" style:family="text">
      <style:text-properties style:font-name="Consolas" fo:font-size="8pt" fo:font-weight="bold" fo:background-color="#ffff00" loext:char-shading-value="0" style:font-size-asian="8pt" style:font-size-complex="8pt" loext:padding-left="0cm" loext:padding-right="0cm" loext:padding-top="0cm" loext:padding-bottom="0.049cm" loext:border-left="none" loext:border-right="none" loext:border-top="none" loext:border-bottom="2.24pt solid #f2f2f2"/>
    </style:style>
    <style:style style:name="T5" style:family="text">
      <style:text-properties style:font-name="Consolas" fo:font-size="8pt" fo:background-color="#ffff00" loext:char-shading-value="0" style:font-size-asian="8pt" style:font-size-complex="8pt" loext:padding="0cm" loext:border="none"/>
    </style:style>
    <style:style style:name="T6" style:family="text">
      <style:text-properties fo:font-weight="bold"/>
    </style:style>
    <style:style style:name="T7" style:family="text">
      <style:text-properties fo:color="#014c4f" loext:opacity="100%" fo:font-size="8pt" fo:background-color="#ffff00" loext:char-shading-value="0" style:font-size-asian="8pt" style:font-size-complex="8pt" loext:padding="0cm" loext:border="none"/>
    </style:style>
    <style:style style:name="T8" style:family="text">
      <style:text-properties fo:color="#014c4f" loext:opacity="100%" style:font-name="Consolas" fo:font-size="8pt" fo:background-color="#ffff00" loext:char-shading-value="0" style:font-size-asian="8pt" style:font-size-complex="8pt" loext:padding="0.049cm" loext:border="0.06pt solid #000000"/>
    </style:style>
    <style:style style:name="T9" style:family="text">
      <style:text-properties fo:font-size="8pt" fo:font-weight="bold" fo:background-color="#ffff00" loext:char-shading-value="0" style:font-size-asian="8pt" style:font-size-complex="8pt"/>
    </style:style>
    <style:style style:name="T10" style:family="text">
      <style:text-properties fo:font-size="8pt" fo:background-color="#ffff00" loext:char-shading-value="0" style:font-size-asian="8pt" style:font-size-complex="8pt"/>
    </style:style>
    <style:style style:name="T11" style:family="text">
      <style:text-properties fo:color="#282f33" loext:opacity="100%" style:font-name="Roboto Slab" fo:font-size="8pt" fo:font-weight="bold" fo:background-color="#ffff00" loext:char-shading-value="0" style:font-size-asian="8pt" style:font-size-complex="8pt"/>
    </style:style>
    <style:style style:name="T12" style:family="text">
      <style:text-properties fo:color="#282f33" loext:opacity="100%" style:font-name="Consolas" fo:font-size="8pt" fo:font-weight="bold" fo:background-color="#ffff00" loext:char-shading-value="0" style:font-size-asian="8pt" style:font-size-complex="8pt" loext:padding="0cm" loext:border="none"/>
    </style:style>
    <style:style style:name="T13" style:family="text">
      <style:text-properties fo:color="#800080" loext:opacity="100%"/>
    </style:style>
    <style:style style:name="T14" style:family="text">
      <style:text-properties fo:color="#800080" loext:opacity="100%" style:font-name="var bs-font-monospace"/>
    </style:style>
    <style:style style:name="T15" style:family="text">
      <style:text-properties style:font-name="var bs-font-monospace"/>
    </style:style>
    <style:style style:name="T16" style:family="text">
      <style:text-properties fo:color="#2c2cff" loext:opacity="100%"/>
    </style:style>
    <style:style style:name="T17" style:family="text">
      <style:text-properties fo:color="#2c2cff" loext:opacity="100%" style:font-name="var bs-font-monospace"/>
    </style:style>
    <style:style style:name="T18" style:family="text">
      <style:text-properties fo:color="#2c2cff" loext:opacity="100%" style:font-name="var bs-font-monospace" fo:font-weight="bold"/>
    </style:style>
    <style:style style:name="T19" style:family="text">
      <style:text-properties style:text-line-through-style="none" style:text-line-through-type="none" fo:font-size="8pt" style:text-underline-style="none" style:text-blinking="false" fo:background-color="#ffff00" loext:char-shading-value="0" style:font-size-asian="8pt" style:font-size-complex="8pt"/>
    </style:style>
    <style:style style:name="T20" style:family="text">
      <style:text-properties style:text-line-through-style="none" style:text-line-through-type="none" fo:font-size="8pt" style:text-underline-style="none" fo:font-weight="bold" style:text-blinking="false" fo:background-color="#ffff00" loext:char-shading-value="0" style:font-size-asian="8pt" style:font-size-complex="8pt"/>
    </style:style>
    <style:style style:name="T21" style:family="text">
      <style:text-properties style:text-line-through-style="none" style:text-line-through-type="none" style:font-name="Consolas" fo:font-size="8pt" style:text-underline-style="none" fo:font-weight="bold" style:text-blinking="false" fo:background-color="#ffff00" loext:char-shading-value="0" style:font-size-asian="8pt" style:font-size-complex="8pt"/>
    </style:style>
    <style:style style:name="T22" style:family="text">
      <style:text-properties style:text-line-through-style="none" style:text-line-through-type="none" style:font-name="Consolas" fo:font-size="8pt" style:text-underline-style="none" fo:font-weight="bold" style:text-blinking="false" fo:background-color="#ffff00" loext:char-shading-value="0" style:font-size-asian="8pt" style:font-size-complex="8pt" loext:padding="0cm" loext:border="none"/>
    </style:style>
    <style:style style:name="T23" style:family="text">
      <style:text-properties fo:color="#008000" loext:opacity="100%" fo:font-weight="bold"/>
    </style:style>
    <style:style style:name="T24" style:family="text">
      <style:text-properties fo:color="#008000" loext:opacity="100%" style:font-name="var bs-font-monospace" fo:font-weight="bold"/>
    </style:style>
    <style:style style:name="T25" style:family="text">
      <style:text-properties fo:color="#714b67" loext:opacity="100%" style:text-line-through-style="none" style:text-line-through-type="none" fo:font-size="8pt" style:text-underline-style="none" style:text-blinking="false" fo:background-color="#ffff00" loext:char-shading-value="0" style:font-size-asian="8pt" style:font-size-complex="8p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ons</text:h>
      <text:p text:style-name="P27">Дії визначають поведінку системи у відповідь на дії користувача: вхід, кнопка дії, вибір рахунку, …<text:line-break/>Дії можна зберігати в базі даних або повертати безпосередньо як словники, напр. кнопкові методи. Усі дії мають два обов’язкові атрибути:</text:p>
      <text:p text:style-name="P14"><text:span text:style-name="Source_20_Text"><text:span text:style-name="T3">type</text:span></text:span></text:p>
      <text:p text:style-name="P30">категорія поточної дії визначає, які поля можна використовувати та як інтерпретується дія</text:p>
      <text:p text:style-name="P14"><text:span text:style-name="Source_20_Text"><text:span text:style-name="T3">name</text:span></text:span></text:p>
      <text:p text:style-name="P30">короткий опис дії, зрозумілий для користувача, може відображатися в інтерфейсі клієнта<text:line-break/>Клієнт може отримати дії в 4 формах:</text:p>
      <text:list text:style-name="L1">
        <text:list-item>
          <text:p text:style-name="P12"><text:span text:style-name="Source_20_Text"><text:span text:style-name="T3">False</text:span></text:span></text:p>
          <text:p text:style-name="P26">якщо наразі відкрито будь-яке діалогове вікно дії, закрийте його</text:p>
        </text:list-item>
        <text:list-item>
          <text:p text:style-name="P13">A string</text:p>
          <text:p text:style-name="P26">якщо дія клієнта збігається, інтерпретувати як тег дії клієнта, інакше розглядати як число</text:p>
        </text:list-item>
        <text:list-item>
          <text:p text:style-name="P13">A number</text:p>
          <text:p text:style-name="P34">читати відповідний запис дії з бази даних, може бути ідентифікатором бази даних або зовнішнім ідентифікатором</text:p>
        </text:list-item>
        <text:list-item>
          <text:p text:style-name="P13">A dictionary</text:p>
          <text:p text:style-name="P26">розглядати як дескриптор дії клієнта та виконувати</text:p>
        </text:list-item>
      </text:list>
      <text:h text:style-name="P2" text:outline-level="2"><text:bookmark text:name="reference-bindings"/>Bindings</text:h>
      <text:p text:style-name="P28">Окрім двох обов’язкових атрибутів, усі дії також мають спільні додаткові атрибути, які використовуються для представлення дії в контекстному меню довільної моделі:</text:p>
      <text:p text:style-name="P14"><text:span text:style-name="Source_20_Text"><text:span text:style-name="T3">binding_model_id</text:span></text:span></text:p>
      <text:p text:style-name="P31">вказує, до якої моделі прив'язана дія</text:p>
      <text:p text:style-name="P35"> <text:span text:style-name="T6">Note</text:span></text:p>
      <text:p text:style-name="P9"><text:span text:style-name="T7">For Server Actions, use </text:span><text:span text:style-name="Source_20_Text"><text:span text:style-name="T8">model_id</text:span></text:span><text:span text:style-name="T7">.</text:span></text:p>
      <text:p text:style-name="P14"><text:span text:style-name="Source_20_Text"><text:span text:style-name="T3">binding_type</text:span></text:span></text:p>
      <text:p text:style-name="P31">вказує тип прив’язки, який, здебільшого, полягає в тому, під яким контекстним меню дія відображатиметься</text:p>
      <text:p text:style-name="P15"><text:span text:style-name="Source_20_Text"><text:span text:style-name="T3">action</text:span></text:span><text:span text:style-name="T9"> (default)</text:span></text:p>
      <text:p text:style-name="P33">Вказує, що дія з’явиться в контекстному меню «Дія» зв’язаної моделі.</text:p>
      <text:p text:style-name="P15"><text:span text:style-name="Source_20_Text"><text:span text:style-name="T3">report</text:span></text:span></text:p>
      <text:p text:style-name="P33">Вказує, що дія з’явиться в контекстному меню «Друк» пов’язаної моделі.</text:p>
      <text:p text:style-name="P14"><text:span text:style-name="Source_20_Text"><text:span text:style-name="T3">binding_view_types</text:span></text:span></text:p>
      <text:p text:style-name="P9"><text:span text:style-name="T10">a comma-separated list of view types for which the action appears in the contextual menu, mostly “list” and / or “form”. Defaults to </text:span><text:span text:style-name="Source_20_Text"><text:span text:style-name="T5">list,form</text:span></text:span><text:span text:style-name="T10"> (both list and form )</text:span></text:p>
      <text:p text:style-name="P30">розділений комами список типів переглядів, для яких дія відображається в контекстному меню, переважно «список» і/або «форма». За замовчуванням список, форма (і список, і форма)</text:p>
      <text:h text:style-name="P3" text:outline-level="2"><text:bookmark text:name="reference-actions-window"/><text:span text:style-name="T11">Window Actions (</text:span><text:span text:style-name="Source_20_Text"><text:span text:style-name="T12">ir.actions.act_window</text:span></text:span><text:span text:style-name="T11">)</text:span></text:h>
      <text:p text:style-name="P28">Найпоширеніший тип дії, який використовується для представлення візуалізації моделі через представлення: дія вікна визначає набір типів перегляду (і, можливо, конкретних переглядів) для моделі (і, можливо, певного запису моделі).</text:p>
      <text:p text:style-name="P27">Its fields are:</text:p>
      <text:p text:style-name="P14"><text:span text:style-name="Source_20_Text"><text:span text:style-name="T3">res_model</text:span></text:span></text:p>
      <text:p text:style-name="P5">model to present views for</text:p>
      <text:p text:style-name="P14"><text:span text:style-name="Source_20_Text"><text:span text:style-name="T3">views</text:span></text:span></text:p>
      <text:p text:style-name="P9"><text:span text:style-name="T10">a list of </text:span><text:span text:style-name="Source_20_Text"><text:span text:style-name="T5">(view_id, view_type)pпари. Другим елементом кожної пари є категорія представлення</text:span></text:span></text:p>
      <text:p text:style-name="P9"><text:span text:style-name="T10"> (tree, form, graph, …) and the first is an optional database id (or </text:span><text:span text:style-name="Source_20_Text"><text:span text:style-name="T5">False</text:span></text:span><text:span text:style-name="T10">). Якщо ідентифікатор не надано, клієнт повинен отримати типове представлення вказаного типу для запитуваної моделі(this is automatically done by </text:span><text:span text:style-name="Source_20_Text"><text:span text:style-name="T3">fields_view_get()</text:span></text:span><text:span text:style-name="T10">). Перший тип списку є типом перегляду за замовчуванням і буде відкритий за замовчуванням під час виконання дії. Кожен тип перегляду має бути присутнім у списку щонайбільше один раз</text:span></text:p>
      <text:p text:style-name="P14"><text:span text:style-name="Source_20_Text"><text:span text:style-name="T3">res_id</text:span></text:span><text:span text:style-name="T9"> (optional)</text:span></text:p>
      <text:p text:style-name="P30">якщо типовим виглядом є форма, вказує запис для завантаження (інакше слід створити новий запис)</text:p>
      <text:p text:style-name="P14"><text:span text:style-name="Source_20_Text"><text:span text:style-name="T3">search_view_id</text:span></text:span><text:span text:style-name="T9"> (optional)</text:span></text:p>
      <text:p text:style-name="P9"><text:span text:style-name="Source_20_Text"><text:span text:style-name="T5">(id, name)</text:span></text:span><text:span text:style-name="T10"> pair, </text:span><text:span text:style-name="Source_20_Text"><text:span text:style-name="T5">id</text:span></text:span><text:span text:style-name="T10"> це ідентифікатор бази даних певного перегляду пошуку для завантаження для дії. За замовчуванням для моделі вибирається режим пошуку за умовчанням</text:span></text:p>
      <text:p text:style-name="P41"/>
      <text:p text:style-name="P9"><text:span text:style-name="T10"/></text:p>
      <text:p text:style-name="P14"><text:span text:style-name="Source_20_Text"><text:span text:style-name="T3">target</text:span></text:span><text:span text:style-name="T9"> (optional)</text:span></text:p>
      <text:p text:style-name="P9"><text:soft-page-break/><text:span text:style-name="T10">whether the views should be open in the main content area (</text:span><text:span text:style-name="Source_20_Text"><text:span text:style-name="T5">current</text:span></text:span><text:span text:style-name="T10">), in full screen mode (</text:span><text:span text:style-name="Source_20_Text"><text:span text:style-name="T5">fullscreen</text:span></text:span><text:span text:style-name="T10">) or in a dialog/popup (</text:span><text:span text:style-name="Source_20_Text"><text:span text:style-name="T5">new</text:span></text:span><text:span text:style-name="T10">). Use </text:span><text:span text:style-name="Source_20_Text"><text:span text:style-name="T5">main</text:span></text:span><text:span text:style-name="T10"> instead of </text:span><text:span text:style-name="Source_20_Text"><text:span text:style-name="T5">current</text:span></text:span><text:span text:style-name="T10"> to clear the breadcrumbs. Defaults to </text:span><text:span text:style-name="Source_20_Text"><text:span text:style-name="T5">current</text:span></text:span><text:span text:style-name="T10">.</text:span></text:p>
      <text:p text:style-name="P30">чи перегляди мають бути відкриті в області основного вмісту (поточний), у повноекранному режимі (повноекранний режим) чи в діалоговому/спливаючому вікні (новий). Використовуйте основний замість поточного, щоб очистити панірувальні сухарі. За замовчуванням поточний.</text:p>
      <text:p text:style-name="P14"><text:span text:style-name="Source_20_Text"><text:span text:style-name="T3">context</text:span></text:span><text:span text:style-name="T9"> (optional)</text:span></text:p>
      <text:p text:style-name="P30">додаткові контекстні дані для передачі в представлення</text:p>
      <text:p text:style-name="P14"><text:span text:style-name="Source_20_Text"><text:span text:style-name="T3">domain</text:span></text:span><text:span text:style-name="T9"> (optional)</text:span></text:p>
      <text:p text:style-name="P30">домен фільтрації для неявного додавання до всіх пошукових запитів перегляду</text:p>
      <text:p text:style-name="P14"><text:span text:style-name="Source_20_Text"><text:span text:style-name="T3">limit</text:span></text:span><text:span text:style-name="T9"> (optional)</text:span></text:p>
      <text:p text:style-name="P30">кількість записів для відображення в списках за замовчуванням. За замовчуванням у веб-клієнті встановлено значення 80<text:line-break/>Наприклад, щоб відкрити клієнтів (партнер із встановленим прапорцем клієнта) за допомогою перегляду списку та форми:</text:p>
      <text:p text:style-name="P16">{</text:p>
      <text:p text:style-name="P18"><text:s text:c="4"/><text:span text:style-name="T14">"type"</text:span><text:span text:style-name="T15">: </text:span><text:span text:style-name="T14">"ir.actions.act_window"</text:span><text:span text:style-name="T15">,</text:span></text:p>
      <text:p text:style-name="P18"><text:s text:c="4"/><text:span text:style-name="T14">"res_model"</text:span><text:span text:style-name="T15">: </text:span><text:span text:style-name="T14">"res.partner"</text:span><text:span text:style-name="T15">,</text:span></text:p>
      <text:p text:style-name="P18"><text:s text:c="4"/><text:span text:style-name="T14">"views"</text:span><text:span text:style-name="T15">: [[</text:span><text:span text:style-name="T18">False</text:span><text:span text:style-name="T15">, </text:span><text:span text:style-name="T14">"tree"</text:span><text:span text:style-name="T15">], [</text:span><text:span text:style-name="T18">False</text:span><text:span text:style-name="T15">, </text:span><text:span text:style-name="T14">"form"</text:span><text:span text:style-name="T15">]],</text:span></text:p>
      <text:p text:style-name="P18"><text:s text:c="4"/><text:span text:style-name="T14">"domain"</text:span><text:span text:style-name="T15">: [[</text:span><text:span text:style-name="T14">"customer"</text:span><text:span text:style-name="T15">, </text:span><text:span text:style-name="T14">"="</text:span><text:span text:style-name="T15">, true]],</text:span></text:p>
      <text:p text:style-name="P16">}</text:p>
      <text:p text:style-name="P27">Або відкрити вигляд форми для певного продукту (отриманого окремо) у новому діалоговому вікні:</text:p>
      <text:p text:style-name="P16">{</text:p>
      <text:p text:style-name="P18"><text:s text:c="4"/><text:span text:style-name="T14">"type"</text:span><text:span text:style-name="T15">: </text:span><text:span text:style-name="T14">"ir.actions.act_window"</text:span><text:span text:style-name="T15">,</text:span></text:p>
      <text:p text:style-name="P18"><text:s text:c="4"/><text:span text:style-name="T14">"res_model"</text:span><text:span text:style-name="T15">: </text:span><text:span text:style-name="T14">"product.product"</text:span><text:span text:style-name="T15">,</text:span></text:p>
      <text:p text:style-name="P18"><text:s text:c="4"/><text:span text:style-name="T14">"views"</text:span><text:span text:style-name="T15">: [[</text:span><text:span text:style-name="T18">False</text:span><text:span text:style-name="T15">, </text:span><text:span text:style-name="T14">"form"</text:span><text:span text:style-name="T15">]],</text:span></text:p>
      <text:p text:style-name="P18"><text:s text:c="4"/><text:span text:style-name="T14">"res_id"</text:span><text:span text:style-name="T15">: a_product_id,</text:span></text:p>
      <text:p text:style-name="P18"><text:s text:c="4"/><text:span text:style-name="T14">"target"</text:span><text:span text:style-name="T15">: </text:span><text:span text:style-name="T14">"new"</text:span><text:span text:style-name="T15">,</text:span></text:p>
      <text:p text:style-name="P16">}</text:p>
      <text:p text:style-name="P28">Дії у вікні бази даних мають кілька різних полів, які клієнти повинні ігнорувати, переважно для використання під час створення списку переглядів:</text:p>
      <text:p text:style-name="P14"><text:span text:style-name="Source_20_Text"><text:span text:style-name="T3">view_mode</text:span></text:span><text:span text:style-name="T9"> (default= </text:span><text:span text:style-name="Source_20_Text"><text:span text:style-name="T3">tree,form</text:span></text:span><text:span text:style-name="T9"> )</text:span></text:p>
      <text:p text:style-name="P10"><text:span text:style-name="T10">comma-separated list of view types as a string (/!\ No spaces /!\). All of these types will be present in the generated </text:span><text:span text:style-name="Source_20_Text"><text:span text:style-name="T5">views</text:span></text:span><text:span text:style-name="T10"> list (with at least a </text:span><text:span text:style-name="Source_20_Text"><text:span text:style-name="T5">False</text:span></text:span><text:span text:style-name="T10"> view_id)</text:span></text:p>
      <text:p text:style-name="P14"><text:span text:style-name="Source_20_Text"><text:span text:style-name="T3">view_ids</text:span></text:span></text:p>
      <text:p text:style-name="P10"><text:span text:style-name="T10">M2M</text:span><text:bookmark text:name="id1"/><text:a xlink:type="simple" xlink:href="https://www.odoo.com/documentation/17.0/developer/reference/backend/actions.html#notquitem2m" text:style-name="Internet_20_link" text:visited-style-name="Visited_20_Internet_20_Link"><text:span text:style-name="T19">1</text:span></text:a><text:span text:style-name="T10"> to view objects, defines the initial content of </text:span><text:span text:style-name="Source_20_Text"><text:span text:style-name="T5">views</text:span></text:span></text:p>
      <text:p text:style-name="P35"> <text:span text:style-name="T6">Note</text:span></text:p>
      <text:p text:style-name="P10"><text:span text:style-name="T7">Act_window views can also be defined cleanly through </text:span><text:span text:style-name="Source_20_Text"><text:span text:style-name="T8">ir.actions.act_window.view</text:span></text:span><text:span text:style-name="T7">.</text:span></text:p>
      <text:p text:style-name="P10"><text:span text:style-name="T7">If you plan to allow multiple views for your model, prefer using ir.actions.act_window.view instead of the action </text:span><text:span text:style-name="Source_20_Text"><text:span text:style-name="T8">view_ids</text:span></text:span></text:p>
      <text:p text:style-name="P20"><text:span text:style-name="T23">&lt;record</text:span> <text:span text:style-name="T16">model=</text:span><text:span text:style-name="T13">"ir.actions.act_window.view"</text:span> <text:span text:style-name="T16">id=</text:span><text:span text:style-name="T13">"test_action_tree"</text:span><text:span text:style-name="T23">&gt;</text:span></text:p>
      <text:p text:style-name="P21"><text:s text:c="3"/><text:span text:style-name="T24">&lt;field</text:span><text:span text:style-name="T15"> </text:span><text:span text:style-name="T17">name=</text:span><text:span text:style-name="T14">"sequence"</text:span><text:span text:style-name="T15"> </text:span><text:span text:style-name="T17">eval=</text:span><text:span text:style-name="T14">"1"</text:span><text:span text:style-name="T24">/&gt;</text:span></text:p>
      <text:p text:style-name="P21"><text:s text:c="3"/><text:span text:style-name="T24">&lt;field</text:span><text:span text:style-name="T15"> </text:span><text:span text:style-name="T17">name=</text:span><text:span text:style-name="T14">"view_mode"</text:span><text:span text:style-name="T24">&gt;</text:span><text:span text:style-name="T15">tree</text:span><text:span text:style-name="T24">&lt;/field&gt;</text:span></text:p>
      <text:p text:style-name="P21"><text:s text:c="3"/><text:span text:style-name="T24">&lt;field</text:span><text:span text:style-name="T15"> </text:span><text:span text:style-name="T17">name=</text:span><text:span text:style-name="T14">"view_id"</text:span><text:span text:style-name="T15"> </text:span><text:span text:style-name="T17">ref=</text:span><text:span text:style-name="T14">"view_test_tree"</text:span><text:span text:style-name="T24">/&gt;</text:span></text:p>
      <text:p text:style-name="P21"><text:s text:c="3"/><text:span text:style-name="T24">&lt;field</text:span><text:span text:style-name="T15"> </text:span><text:span text:style-name="T17">name=</text:span><text:span text:style-name="T14">"act_window_id"</text:span><text:span text:style-name="T15"> </text:span><text:span text:style-name="T17">ref=</text:span><text:span text:style-name="T14">"test_action"</text:span><text:span text:style-name="T24">/&gt;</text:span></text:p>
      <text:p text:style-name="P22">&lt;/record&gt;</text:p>
      <text:p text:style-name="P14"><text:span text:style-name="Source_20_Text"><text:span text:style-name="T3">view_id</text:span></text:span></text:p>
      <text:p text:style-name="P9"><text:span text:style-name="T10">specific view added to the </text:span><text:span text:style-name="Source_20_Text"><text:span text:style-name="T5">views</text:span></text:span><text:span text:style-name="T10"> list in case its type is part of the </text:span><text:span text:style-name="Source_20_Text"><text:span text:style-name="T5">view_mode</text:span></text:span><text:span text:style-name="T10"> list and not already filled by one of the views in </text:span><text:span text:style-name="Source_20_Text"><text:span text:style-name="T5">view_ids</text:span></text:span></text:p>
      <text:p text:style-name="P42"><text:span text:style-name="T10">These are mostly used when defining actions from </text:span><text:a xlink:type="simple" xlink:href="https://www.odoo.com/documentation/17.0/developer/reference/backend/data.html#reference-data" text:style-name="Internet_20_link" text:visited-style-name="Visited_20_Internet_20_Link"><text:span text:style-name="T19">Data Files</text:span></text:a><text:span text:style-name="T10">:</text:span></text:p>
      <text:p text:style-name="P16"><text:span text:style-name="T23">&lt;record</text:span> <text:span text:style-name="T16">model=</text:span><text:span text:style-name="T13">"ir.actions.act_window"</text:span> <text:span text:style-name="T16">id=</text:span><text:span text:style-name="T13">"test_action"</text:span><text:span text:style-name="T23">&gt;</text:span></text:p>
      <text:p text:style-name="P18"><text:s text:c="4"/><text:span text:style-name="T24">&lt;field</text:span><text:span text:style-name="T15"> </text:span><text:span text:style-name="T17">name=</text:span><text:span text:style-name="T14">"name"</text:span><text:span text:style-name="T24">&gt;</text:span><text:span text:style-name="T15">A Test Action</text:span><text:span text:style-name="T24">&lt;/field&gt;</text:span></text:p>
      <text:p text:style-name="P18"><text:s text:c="4"/><text:span text:style-name="T24">&lt;field</text:span><text:span text:style-name="T15"> </text:span><text:span text:style-name="T17">name=</text:span><text:span text:style-name="T14">"res_model"</text:span><text:span text:style-name="T24">&gt;</text:span><text:span text:style-name="T15">some.model</text:span><text:span text:style-name="T24">&lt;/field&gt;</text:span></text:p>
      <text:p text:style-name="P18"><text:s text:c="4"/><text:span text:style-name="T24">&lt;field</text:span><text:span text:style-name="T15"> </text:span><text:span text:style-name="T17">name=</text:span><text:span text:style-name="T14">"view_mode"</text:span><text:span text:style-name="T24">&gt;</text:span><text:span text:style-name="T15">graph</text:span><text:span text:style-name="T24">&lt;/field&gt;</text:span></text:p>
      <text:p text:style-name="P18"><text:s text:c="4"/><text:span text:style-name="T24">&lt;field</text:span><text:span text:style-name="T15"> </text:span><text:span text:style-name="T17">name=</text:span><text:span text:style-name="T14">"view_id"</text:span><text:span text:style-name="T15"> </text:span><text:span text:style-name="T17">ref=</text:span><text:span text:style-name="T14">"my_specific_view"</text:span><text:span text:style-name="T24">/&gt;</text:span></text:p>
      <text:p text:style-name="P23">&lt;/record&gt;</text:p>
      <text:p text:style-name="P28">використовуватиме подання «my_specific_view», навіть якщо це не подання за замовчуванням для моделі.<text:line-break/>Склад послідовності представлень на стороні сервера такий:</text:p>
      <text:p text:style-name="P42"><text:span text:style-name="T10"/></text:p>
      <text:list text:style-name="L7">
        <text:list-item>
          <text:p text:style-name="P36"><text:span text:style-name="T10">get each </text:span><text:span text:style-name="Source_20_Text"><text:span text:style-name="T5">(id, type)</text:span></text:span><text:span text:style-name="T10"> from </text:span><text:span text:style-name="Source_20_Text"><text:span text:style-name="T5">view_ids</text:span></text:span><text:span text:style-name="T10"> (ordered by </text:span><text:span text:style-name="Source_20_Text"><text:span text:style-name="T5">sequence</text:span></text:span><text:span text:style-name="T10">)</text:span></text:p>
        </text:list-item>
        <text:list-item>
          <text:p text:style-name="P36"><text:span text:style-name="T10">if </text:span><text:span text:style-name="Source_20_Text"><text:span text:style-name="T5">view_id</text:span></text:span><text:span text:style-name="T10"> is defined and its type isn’t already filled, append its </text:span><text:span text:style-name="Source_20_Text"><text:span text:style-name="T5">(id, type)</text:span></text:span></text:p>
        </text:list-item>
        <text:list-item>
          <text:p text:style-name="P36"><text:span text:style-name="T10">for each unfilled type in </text:span><text:span text:style-name="Source_20_Text"><text:span text:style-name="T5">view_mode</text:span></text:span><text:span text:style-name="T10">, append </text:span><text:span text:style-name="Source_20_Text"><text:span text:style-name="T5">(False, type)</text:span></text:span></text:p>
        </text:list-item>
      </text:list>
      <text:p text:style-name="P14"><text:a xlink:type="simple" xlink:href="https://www.odoo.com/documentation/17.0/developer/reference/backend/actions.html#id1" text:style-name="Internet_20_link" text:visited-style-name="Visited_20_Internet_20_Link"><text:bookmark text:name="notquitem2m"/><text:span text:style-name="T20">1</text:span></text:a></text:p>
      <text:p text:style-name="P30">технічно не є M2M: додає поле послідовності та може складатися лише з типу перегляду без ідентифікатора перегляду.</text:p>
      <text:h text:style-name="P3" text:outline-level="2"><text:bookmark text:name="reference-actions-url"/><text:soft-page-break/><text:span text:style-name="T11">URL Actions (</text:span><text:span text:style-name="Source_20_Text"><text:span text:style-name="T12">ir.actions.act_url</text:span></text:span><text:span text:style-name="T11">)</text:span></text:h>
      <text:p text:style-name="P27">Дозволити відкриття URL-адреси (веб-сайту/веб-сторінки) за допомогою дії Odoo. Можна налаштувати за допомогою двох полів:</text:p>
      <text:p text:style-name="P14"><text:span text:style-name="Source_20_Text"><text:span text:style-name="T3">url</text:span></text:span></text:p>
      <text:p text:style-name="P31">адреса, яку потрібно відкрити під час активації дії</text:p>
      <text:p text:style-name="P14"><text:span text:style-name="Source_20_Text"><text:span text:style-name="T3">target</text:span></text:span><text:span text:style-name="T9"> (default= </text:span><text:span text:style-name="Source_20_Text"><text:span text:style-name="T3">new</text:span></text:span><text:span text:style-name="T9">)</text:span></text:p>
      <text:p text:style-name="P31">доступні значення:</text:p>
      <text:list text:style-name="L8">
        <text:list-item>
          <text:p text:style-name="P7"><text:span text:style-name="Source_20_Text"><text:span text:style-name="T5">new</text:span></text:span><text:span text:style-name="T10">: opens the URL in a new window/page</text:span></text:p>
        </text:list-item>
        <text:list-item>
          <text:p text:style-name="P7"><text:span text:style-name="Source_20_Text"><text:span text:style-name="T5">self</text:span></text:span><text:span text:style-name="T10">: opens the URL in the current window/page (replaces the actual content)</text:span></text:p>
        </text:list-item>
        <text:list-item>
          <text:p text:style-name="P7"><text:span text:style-name="Source_20_Text"><text:span text:style-name="T5">download</text:span></text:span><text:span text:style-name="T10">: redirects to a download URL</text:span></text:p>
        </text:list-item>
      </text:list>
      <text:p text:style-name="P5">example:</text:p>
      <text:p text:style-name="P16">{</text:p>
      <text:p text:style-name="P18"><text:s text:c="4"/><text:span text:style-name="T14">"type"</text:span><text:span text:style-name="T15">: </text:span><text:span text:style-name="T14">"ir.actions.act_url"</text:span><text:span text:style-name="T15">,</text:span></text:p>
      <text:p text:style-name="P18"><text:s text:c="4"/><text:span text:style-name="T14">"url"</text:span><text:span text:style-name="T15">: </text:span><text:span text:style-name="T14">"https://odoo.com"</text:span><text:span text:style-name="T15">,</text:span></text:p>
      <text:p text:style-name="P18"><text:s text:c="4"/><text:span text:style-name="T14">"target"</text:span><text:span text:style-name="T15">: </text:span><text:span text:style-name="T14">"self"</text:span><text:span text:style-name="T15">,</text:span></text:p>
      <text:p text:style-name="P16">}</text:p>
      <text:p text:style-name="P27">Це замінить поточний розділ вмісту на домашню сторінку Odoo.</text:p>
      <text:h text:style-name="P3" text:outline-level="2"><text:bookmark text:name="reference-actions-server"/><text:span text:style-name="T11">Server Actions (</text:span><text:span text:style-name="Source_20_Text"><text:span text:style-name="T12">ir.actions.server</text:span></text:span><text:span text:style-name="T11">)</text:span></text:h>
      <text:p text:style-name="P14"><text:bookmark text:name="odoo.addons.base.models.ir_actions.IrActionsServer"/><text:span text:style-name="Emphasis"><text:span text:style-name="T4">class </text:span></text:span><text:span text:style-name="T2">odoo.addons.base.models.ir_actions.IrActionsServer(</text:span><text:span text:style-name="Emphasis"><text:span text:style-name="T2">env</text:span></text:span><text:span text:style-name="T2">, </text:span><text:span text:style-name="Emphasis"><text:span text:style-name="T2">ids</text:span></text:span><text:span text:style-name="T2">, </text:span><text:span text:style-name="Emphasis"><text:span text:style-name="T2">prefetch_ids</text:span></text:span><text:span text:style-name="T2">)</text:span><text:a xlink:type="simple" xlink:href="https://github.com/odoo/odoo/blob/17.0/odoo/addons/base/models/ir_actions.py#L433" office:target-frame-name="_blank" xlink:show="new" text:style-name="Internet_20_link" text:visited-style-name="Visited_20_Internet_20_Link"><text:span text:style-name="T21">[source]</text:span></text:a></text:p>
      <text:p text:style-name="P32">Модель дій сервера. Дії сервера працюють за базовою моделлю та пропонують різні типи дій, які можна виконувати автоматично, наприклад, за допомогою правил базових дій, або вручну, додавши дію в контекстне меню «Більше».<text:line-break/>Починаючи з Odoo 8.0, кнопка «Створити дію меню» доступна в поданні форми дії. Він створює запис у меню Більше базової моделі. Це дозволяє легко створювати серверні дії та запускати їх у масовому режимі через інтерфейс.<text:line-break/>Доступні дії:<text:line-break/>• «Виконати код Python»: блок коду Python, який буде виконано<text:line-break/>• «Створити новий запис»: створити новий запис із новими значеннями<text:line-break/>• «Записати в запис»: оновити значення запису<text:line-break/>• «Виконати кілька дій»: визначте дію, яка запускає кілька інших дій сервера<text:line-break/>Дозволити запуск складного коду сервера з будь-якого дійсного місця дії. Для клієнтів актуальні лише два поля:</text:p>
      <text:p text:style-name="P14"><text:span text:style-name="Source_20_Text"><text:span text:style-name="T3">id</text:span></text:span></text:p>
      <text:p text:style-name="P30">ідентифікатор у базі даних дії сервера, яку потрібно виконати</text:p>
      <text:p text:style-name="P14"><text:span text:style-name="Source_20_Text"><text:span text:style-name="T3">context</text:span></text:span><text:span text:style-name="T9"> (optional)</text:span></text:p>
      <text:p text:style-name="P30">контекстні дані для використання під час виконання дії сервера<text:line-break/>Записи в базі даних значно багатші та можуть виконувати ряд специфічних або загальних дій на основі свого стану. Деякі поля (і відповідна поведінка) є спільними між станами:</text:p>
      <text:p text:style-name="P9"><text:span text:style-name="T10"/></text:p>
      <text:p text:style-name="P14"><text:span text:style-name="Source_20_Text"><text:span text:style-name="T3">model_id</text:span></text:span></text:p>
      <text:p text:style-name="P30">Модель Odoo, пов’язана з дією.</text:p>
      <text:p text:style-name="P42"><text:span text:style-name="Source_20_Text"><text:span text:style-name="T5">state</text:span></text:span></text:p>
      <text:list text:style-name="L9">
        <text:list-item>
          <text:p text:style-name="P37"><text:span text:style-name="Source_20_Text"><text:span text:style-name="T5">code</text:span></text:span><text:span text:style-name="T10">: Виконує код Python, заданий через аргумент code.</text:span></text:p>
        </text:list-item>
        <text:list-item>
          <text:p text:style-name="P37"><text:span text:style-name="Source_20_Text"><text:span text:style-name="T5">object_create</text:span></text:span><text:span text:style-name="T10">:Створює новий запис моделі crud_model_id відповідно до специфікацій fields_lines.</text:span></text:p>
        </text:list-item>
        <text:list-item>
          <text:p text:style-name="P37"><text:span text:style-name="Source_20_Text"><text:span text:style-name="T5">object_write</text:span></text:span><text:span text:style-name="T10">: Оновлює поточні записи відповідно до специфікацій fields_lines</text:span></text:p>
        </text:list-item>
        <text:list-item>
          <text:p text:style-name="P37"><text:span text:style-name="Source_20_Text"><text:span text:style-name="T5">multi</text:span></text:span><text:span text:style-name="T10">: Виконує кілька дій, заданих через аргумент child_ids.</text:span></text:p>
        </text:list-item>
      </text:list>
      <text:h text:style-name="P4" text:outline-level="3">State fields</text:h>
      <text:p text:style-name="P27">Залежно від його стану поведінка визначається різними полями. Відповідний стан вказується після кожного поля.</text:p>
      <text:p text:style-name="P14"><text:span text:style-name="Source_20_Text"><text:span text:style-name="T3">code</text:span></text:span><text:span text:style-name="T9"> (code)</text:span></text:p>
      <text:p text:style-name="P31">Укажіть частину коду Python для виконання під час виклику дії</text:p>
      <text:p text:style-name="P29"/>
      <text:p text:style-name="P17"><text:span text:style-name="T23">&lt;record</text:span> <text:span text:style-name="T16">model=</text:span><text:span text:style-name="T13">"ir.actions.server"</text:span> <text:span text:style-name="T16">id=</text:span><text:span text:style-name="T13">"print_instance"</text:span><text:span text:style-name="T23">&gt;</text:span></text:p>
      <text:p text:style-name="P19"><text:s text:c="4"/><text:span text:style-name="T24">&lt;field</text:span><text:span text:style-name="T15"> </text:span><text:span text:style-name="T17">name=</text:span><text:span text:style-name="T14">"name"</text:span><text:span text:style-name="T24">&gt;</text:span><text:span text:style-name="T15">Res Partner Server Action</text:span><text:span text:style-name="T24">&lt;/field&gt;</text:span></text:p>
      <text:p text:style-name="P19"><text:s text:c="4"/><text:span text:style-name="T24">&lt;field</text:span><text:span text:style-name="T15"> </text:span><text:span text:style-name="T17">name=</text:span><text:span text:style-name="T14">"model_id"</text:span><text:span text:style-name="T15"> </text:span><text:span text:style-name="T17">ref=</text:span><text:span text:style-name="T14">"model_res_partner"</text:span><text:span text:style-name="T24">/&gt;</text:span></text:p>
      <text:p text:style-name="P19"><text:s text:c="4"/><text:span text:style-name="T24">&lt;field</text:span><text:span text:style-name="T15"> </text:span><text:span text:style-name="T17">name=</text:span><text:span text:style-name="T14">"state"</text:span><text:span text:style-name="T24">&gt;</text:span><text:span text:style-name="T15">code</text:span><text:span text:style-name="T24">&lt;/field&gt;</text:span></text:p>
      <text:p text:style-name="P19"><text:s text:c="4"/><text:span text:style-name="T24">&lt;field</text:span><text:span text:style-name="T15"> </text:span><text:span text:style-name="T17">name=</text:span><text:span text:style-name="T14">"code"</text:span><text:span text:style-name="T24">&gt;</text:span></text:p>
      <text:p text:style-name="P19"><text:s text:c="8"/><text:span text:style-name="T15">raise Warning(record.name)</text:span></text:p>
      <text:p text:style-name="P19"><text:s text:c="4"/><text:span text:style-name="T24">&lt;/field&gt;</text:span></text:p>
      <text:p text:style-name="P24">&lt;/record&gt;</text:p>
      <text:p text:style-name="P35"> <text:span text:style-name="T6">Note</text:span></text:p>
      <text:p text:style-name="P43"><text:soft-page-break/><text:span text:style-name="T7">Сегмент коду може визначати змінну, яка називається </text:span><text:span text:style-name="Source_20_Text"><text:span text:style-name="T8">action</text:span></text:span><text:span text:style-name="T7">, який буде повернено клієнту як наступну дію для виконання:</text:span></text:p>
      <text:p text:style-name="P20"><text:span text:style-name="T23">&lt;record</text:span> <text:span text:style-name="T16">model=</text:span><text:span text:style-name="T13">"ir.actions.server"</text:span> <text:span text:style-name="T16">id=</text:span><text:span text:style-name="T13">"print_instance"</text:span><text:span text:style-name="T23">&gt;</text:span></text:p>
      <text:p text:style-name="P21"><text:s text:c="4"/><text:span text:style-name="T24">&lt;field</text:span><text:span text:style-name="T15"> </text:span><text:span text:style-name="T17">name=</text:span><text:span text:style-name="T14">"name"</text:span><text:span text:style-name="T24">&gt;</text:span><text:span text:style-name="T15">Res Partner Server Action</text:span><text:span text:style-name="T24">&lt;/field&gt;</text:span></text:p>
      <text:p text:style-name="P21"><text:s text:c="4"/><text:span text:style-name="T24">&lt;field</text:span><text:span text:style-name="T15"> </text:span><text:span text:style-name="T17">name=</text:span><text:span text:style-name="T14">"model_id"</text:span><text:span text:style-name="T15"> </text:span><text:span text:style-name="T17">ref=</text:span><text:span text:style-name="T14">"model_res_partner"</text:span><text:span text:style-name="T24">/&gt;</text:span></text:p>
      <text:p text:style-name="P21"><text:s text:c="4"/><text:span text:style-name="T24">&lt;field</text:span><text:span text:style-name="T15"> </text:span><text:span text:style-name="T17">name=</text:span><text:span text:style-name="T14">"state"</text:span><text:span text:style-name="T24">&gt;</text:span><text:span text:style-name="T15">code</text:span><text:span text:style-name="T24">&lt;/field&gt;</text:span></text:p>
      <text:p text:style-name="P21"><text:s text:c="4"/><text:span text:style-name="T24">&lt;field</text:span><text:span text:style-name="T15"> </text:span><text:span text:style-name="T17">name=</text:span><text:span text:style-name="T14">"code"</text:span><text:span text:style-name="T24">&gt;</text:span></text:p>
      <text:p text:style-name="P21"><text:s text:c="8"/><text:span text:style-name="T15">if record.some_condition():</text:span></text:p>
      <text:p text:style-name="P21"><text:s text:c="12"/><text:span text:style-name="T15">action = {</text:span></text:p>
      <text:p text:style-name="P21"><text:s text:c="16"/><text:span text:style-name="T15">"type": "ir.actions.act_window",</text:span></text:p>
      <text:p text:style-name="P21"><text:s text:c="16"/><text:span text:style-name="T15">"view_mode": "form",</text:span></text:p>
      <text:p text:style-name="P21"><text:s text:c="16"/><text:span text:style-name="T15">"res_model": record._name,</text:span></text:p>
      <text:p text:style-name="P21"><text:s text:c="16"/><text:span text:style-name="T15">"res_id": record.id,</text:span></text:p>
      <text:p text:style-name="P21"><text:s text:c="12"/><text:span text:style-name="T15">}</text:span></text:p>
      <text:p text:style-name="P21"><text:s text:c="4"/><text:span text:style-name="T24">&lt;/field&gt;</text:span></text:p>
      <text:p text:style-name="P22">&lt;/record&gt;</text:p>
      <text:p text:style-name="P8">will ask the client to open a form for the record if it fulfills some condition</text:p>
      <text:p text:style-name="P14"><text:span text:style-name="Source_20_Text"><text:span text:style-name="T3">crud_model_id</text:span></text:span><text:span text:style-name="T9"> (create)(required)</text:span></text:p>
      <text:p text:style-name="P6">model in which to create a new record</text:p>
      <text:p text:style-name="P14"><text:span text:style-name="Source_20_Text"><text:span text:style-name="T3">link_field_id</text:span></text:span><text:span text:style-name="T9"> (create)</text:span></text:p>
      <text:p text:style-name="P10"><text:span text:style-name="T10">many2one to </text:span><text:span text:style-name="Source_20_Text"><text:span text:style-name="T5">ir.model.fields</text:span></text:span><text:span text:style-name="T10">, specifies the current record’s m2o field on which the newly created record should be set (models should match)</text:span></text:p>
      <text:p text:style-name="P14"><text:span text:style-name="Source_20_Text"><text:span text:style-name="T3">fields_lines</text:span></text:span><text:span text:style-name="T9"> (create/write)</text:span></text:p>
      <text:p text:style-name="P10"><text:span text:style-name="T10">fields to override when creating or copying the record. </text:span><text:a xlink:type="simple" xlink:href="https://www.odoo.com/documentation/17.0/developer/reference/backend/orm.html#odoo.fields.One2many" text:style-name="Internet_20_link" text:visited-style-name="Visited_20_Internet_20_Link"><text:span text:style-name="Source_20_Text"><text:span text:style-name="T22">One2many</text:span></text:span></text:a><text:span text:style-name="T10"> with the fields:</text:span></text:p>
      <text:p text:style-name="P15"><text:span text:style-name="Source_20_Text"><text:span text:style-name="T3">col1</text:span></text:span></text:p>
      <text:p text:style-name="P11"><text:span text:style-name="Source_20_Text"><text:span text:style-name="T5">ir.model.fields</text:span></text:span><text:span text:style-name="T10"> to set in the concerned model (</text:span><text:span text:style-name="Source_20_Text"><text:span text:style-name="T5">crud_model_id</text:span></text:span><text:span text:style-name="T10"> for creates, </text:span><text:span text:style-name="Source_20_Text"><text:span text:style-name="T5">model_id</text:span></text:span><text:span text:style-name="T10"> for updates)</text:span></text:p>
      <text:p text:style-name="P15"><text:span text:style-name="Source_20_Text"><text:span text:style-name="T3">value</text:span></text:span></text:p>
      <text:p text:style-name="P11"><text:span text:style-name="T10">value for the field, interpreted via </text:span><text:span text:style-name="Source_20_Text"><text:span text:style-name="T5">type</text:span></text:span></text:p>
      <text:p text:style-name="P15"><text:span text:style-name="Source_20_Text"><text:span text:style-name="T3">type</text:span></text:span><text:span text:style-name="T9"> (value|reference|equation)</text:span></text:p>
      <text:p text:style-name="P11"><text:span text:style-name="T10">If </text:span><text:span text:style-name="Source_20_Text"><text:span text:style-name="T5">value</text:span></text:span><text:span text:style-name="T10">, the </text:span><text:span text:style-name="Source_20_Text"><text:span text:style-name="T5">value</text:span></text:span><text:span text:style-name="T10"> field is interpreted as a literal value (possibly converted), if </text:span><text:span text:style-name="Source_20_Text"><text:span text:style-name="T5">equation</text:span></text:span><text:span text:style-name="T10"> the </text:span><text:span text:style-name="Source_20_Text"><text:span text:style-name="T5">value</text:span></text:span><text:span text:style-name="T10"> field is interpreted as a Python expression and evaluated</text:span></text:p>
      <text:p text:style-name="P14"><text:span text:style-name="Source_20_Text"><text:span text:style-name="T3">child_ids</text:span></text:span><text:span text:style-name="T9"> (multi)</text:span></text:p>
      <text:p text:style-name="P9"><text:span text:style-name="T10">Specify the multiple sub-actions (</text:span><text:span text:style-name="Source_20_Text"><text:span text:style-name="T5">ir.actions.server</text:span></text:span><text:span text:style-name="T10">) to enact in state multi. If sub-actions themselves return actions, the last one will be returned to the client as the multi’s own next action</text:span></text:p>
      <text:h text:style-name="P4" text:outline-level="3"><text:bookmark text:name="reference-actions-server-context"/>Evaluation context</text:h>
      <text:p text:style-name="P27">A number of keys are available in the evaluation context of or surrounding server actions:</text:p>
      <text:list text:style-name="L10">
        <text:list-item>
          <text:p text:style-name="P38"><text:span text:style-name="Source_20_Text"><text:span text:style-name="T5">model</text:span></text:span><text:span text:style-name="T10"> model object linked to the action via </text:span><text:span text:style-name="Source_20_Text"><text:span text:style-name="T5">model_id</text:span></text:span></text:p>
        </text:list-item>
        <text:list-item>
          <text:p text:style-name="P38"><text:span text:style-name="Source_20_Text"><text:span text:style-name="T5">record</text:span></text:span><text:span text:style-name="T10">/</text:span><text:span text:style-name="Source_20_Text"><text:span text:style-name="T5">records</text:span></text:span><text:span text:style-name="T10"> record/recorset on which the action is triggered, can be void.</text:span></text:p>
        </text:list-item>
        <text:list-item>
          <text:p text:style-name="P38"><text:span text:style-name="Source_20_Text"><text:span text:style-name="T5">env</text:span></text:span><text:span text:style-name="T10"> Odoo Environment</text:span></text:p>
        </text:list-item>
        <text:list-item>
          <text:p text:style-name="P38"><text:span text:style-name="Source_20_Text"><text:span text:style-name="T5">datetime</text:span></text:span><text:span text:style-name="T10">, </text:span><text:span text:style-name="Source_20_Text"><text:span text:style-name="T5">dateutil</text:span></text:span><text:span text:style-name="T10">, </text:span><text:span text:style-name="Source_20_Text"><text:span text:style-name="T5">time</text:span></text:span><text:span text:style-name="T10">, </text:span><text:span text:style-name="Source_20_Text"><text:span text:style-name="T5">timezone</text:span></text:span><text:span text:style-name="T10"> corresponding Python modules</text:span></text:p>
        </text:list-item>
        <text:list-item>
          <text:p text:style-name="P38"><text:span text:style-name="Source_20_Text"><text:span text:style-name="T5">log: log(message, level='info')</text:span></text:span><text:span text:style-name="T10"> logging function to record debug information in ir.logging table</text:span></text:p>
        </text:list-item>
        <text:list-item>
          <text:p text:style-name="P38"><text:span text:style-name="Source_20_Text"><text:span text:style-name="T5">Warning</text:span></text:span><text:span text:style-name="T10"> constructor for the </text:span><text:span text:style-name="Source_20_Text"><text:span text:style-name="T5">Warning</text:span></text:span><text:span text:style-name="T10"> exception</text:span></text:p>
        </text:list-item>
      </text:list>
      <text:h text:style-name="P3" text:outline-level="2"><text:bookmark text:name="reference-actions-report"/><text:span text:style-name="T11">Report Actions (</text:span><text:span text:style-name="Source_20_Text"><text:span text:style-name="T12">ir.actions.report</text:span></text:span><text:span text:style-name="T11">)</text:span></text:h>
      <text:p text:style-name="P27">Triggers the printing of a report.</text:p>
      <text:p text:style-name="P42"><text:span text:style-name="T10">If you define your report through a </text:span><text:span text:style-name="Source_20_Text"><text:span text:style-name="T5">&lt;record&gt;</text:span></text:span><text:span text:style-name="T10"> instead of a </text:span><text:span text:style-name="Source_20_Text"><text:span text:style-name="T5">&lt;report&gt;</text:span></text:span><text:span text:style-name="T10"> tag and want the action to show up in the Print menu of the model’s views, you will also need to specify </text:span><text:span text:style-name="Source_20_Text"><text:span text:style-name="T5">binding_model_id</text:span></text:span><text:span text:style-name="T10"> from </text:span><text:a xlink:type="simple" xlink:href="https://www.odoo.com/documentation/17.0/developer/reference/backend/actions.html#reference-bindings" text:style-name="Internet_20_link" text:visited-style-name="Visited_20_Internet_20_Link"><text:span text:style-name="T19">Bindings</text:span></text:a><text:span text:style-name="T10">. It’s not necessary to set </text:span><text:span text:style-name="Source_20_Text"><text:span text:style-name="T5">binding_type</text:span></text:span><text:span text:style-name="T10"> to </text:span><text:span text:style-name="Source_20_Text"><text:span text:style-name="T5">report</text:span></text:span><text:span text:style-name="T10">, since </text:span><text:span text:style-name="Source_20_Text"><text:span text:style-name="T5">ir.actions.report</text:span></text:span><text:span text:style-name="T10"> will implicitly default to that.</text:span></text:p>
      <text:p text:style-name="P14"><text:span text:style-name="Source_20_Text"><text:span text:style-name="T3">name</text:span></text:span><text:span text:style-name="T9"> (mandatory)</text:span></text:p>
      <text:p text:style-name="P10"><text:span text:style-name="T10">used as the file name if </text:span><text:span text:style-name="Source_20_Text"><text:span text:style-name="T5">print_report_name</text:span></text:span><text:span text:style-name="T10"> is not specified. Otherwise, only useful as a mnemonic/description of the report when looking for one in a list of some sort</text:span></text:p>
      <text:p text:style-name="P14"><text:span text:style-name="Source_20_Text"><text:span text:style-name="T3">model</text:span></text:span><text:span text:style-name="T9"> (mandatory)</text:span></text:p>
      <text:p text:style-name="P6">the model your report will be about</text:p>
      <text:p text:style-name="P14"><text:span text:style-name="Source_20_Text"><text:span text:style-name="T3">report_type</text:span></text:span><text:span text:style-name="T9"> (default=qweb-pdf)</text:span></text:p>
      <text:p text:style-name="P10"><text:span text:style-name="T10">either </text:span><text:span text:style-name="Source_20_Text"><text:span text:style-name="T5">qweb-pdf</text:span></text:span><text:span text:style-name="T10"> for PDF reports or </text:span><text:span text:style-name="Source_20_Text"><text:span text:style-name="T5">qweb-html</text:span></text:span><text:span text:style-name="T10"> for HTML</text:span></text:p>
      <text:p text:style-name="P14"><text:soft-page-break/><text:span text:style-name="Source_20_Text"><text:span text:style-name="T3">report_name</text:span></text:span><text:span text:style-name="T9"> (mandatory)</text:span></text:p>
      <text:p text:style-name="P10"><text:span text:style-name="T10">the name (</text:span><text:a xlink:type="simple" xlink:href="https://www.odoo.com/documentation/17.0/developer/glossary.html#term-external-id" text:style-name="Internet_20_link" text:visited-style-name="Visited_20_Internet_20_Link"><text:span text:style-name="T19">external id</text:span></text:a><text:span text:style-name="T10">) of the qweb template used to render the report</text:span></text:p>
      <text:p text:style-name="P14"><text:span text:style-name="Source_20_Text"><text:span text:style-name="T3">print_report_name</text:span></text:span></text:p>
      <text:p text:style-name="P6">python expression defining the name of the report.</text:p>
      <text:p text:style-name="P14"><text:span text:style-name="Source_20_Text"><text:span text:style-name="T3">groups_id</text:span></text:span></text:p>
      <text:p text:style-name="P10"><text:a xlink:type="simple" xlink:href="https://www.odoo.com/documentation/17.0/developer/reference/backend/orm.html#odoo.fields.Many2many" text:style-name="Internet_20_link" text:visited-style-name="Visited_20_Internet_20_Link"><text:span text:style-name="Source_20_Text"><text:span text:style-name="T22">Many2many</text:span></text:span></text:a><text:span text:style-name="T10"> field to the groups allowed to view/use the current report</text:span></text:p>
      <text:p text:style-name="P14"><text:span text:style-name="Source_20_Text"><text:span text:style-name="T3">multi</text:span></text:span></text:p>
      <text:p text:style-name="P10"><text:span text:style-name="T10">if set to </text:span><text:span text:style-name="Source_20_Text"><text:span text:style-name="T5">True</text:span></text:span><text:span text:style-name="T10">, the action will not be displayed on a form view.</text:span></text:p>
      <text:p text:style-name="P14"><text:span text:style-name="Source_20_Text"><text:span text:style-name="T3">paperformat_id</text:span></text:span></text:p>
      <text:p text:style-name="P10"><text:a xlink:type="simple" xlink:href="https://www.odoo.com/documentation/17.0/developer/reference/backend/orm.html#odoo.fields.Many2one" text:style-name="Internet_20_link" text:visited-style-name="Visited_20_Internet_20_Link"><text:span text:style-name="Source_20_Text"><text:span text:style-name="T22">Many2one</text:span></text:span></text:a><text:span text:style-name="T10"> field to the paper format you wish to use for this report (if not specified, the company format will be used)</text:span></text:p>
      <text:p text:style-name="P14"><text:span text:style-name="Source_20_Text"><text:span text:style-name="T3">attachment_use</text:span></text:span></text:p>
      <text:p text:style-name="P10"><text:span text:style-name="T10">if set to </text:span><text:span text:style-name="Source_20_Text"><text:span text:style-name="T5">True</text:span></text:span><text:span text:style-name="T10">, the report is only generated once the first time it is requested, and re-printed from the stored report afterwards instead of being re-generated every time.</text:span></text:p>
      <text:p text:style-name="P6">Can be used for reports which must only be generated once (e.g. for legal reasons)</text:p>
      <text:p text:style-name="P14"><text:span text:style-name="Source_20_Text"><text:span text:style-name="T3">attachment</text:span></text:span></text:p>
      <text:p text:style-name="P9"><text:span text:style-name="T10">python expression that defines the name of the report; the record is accessible as the variable </text:span><text:span text:style-name="Source_20_Text"><text:span text:style-name="T5">object</text:span></text:span></text:p>
      <text:h text:style-name="P3" text:outline-level="2"><text:bookmark text:name="reference-actions-client"/><text:span text:style-name="T11">Client Actions (</text:span><text:span text:style-name="Source_20_Text"><text:span text:style-name="T12">ir.actions.client</text:span></text:span><text:span text:style-name="T11">)</text:span></text:h>
      <text:p text:style-name="P27">Triggers an action implemented entirely in the client.</text:p>
      <text:p text:style-name="P14"><text:span text:style-name="Source_20_Text"><text:span text:style-name="T3">tag</text:span></text:span></text:p>
      <text:p text:style-name="P5">the client-side identifier of the action, an arbitrary string which the client should know how to react to</text:p>
      <text:p text:style-name="P14"><text:span text:style-name="Source_20_Text"><text:span text:style-name="T3">params</text:span></text:span><text:span text:style-name="T9"> (optional)</text:span></text:p>
      <text:p text:style-name="P5">a Python dictionary of additional data to send to the client, alongside the client action tag</text:p>
      <text:p text:style-name="P14"><text:span text:style-name="Source_20_Text"><text:span text:style-name="T3">target</text:span></text:span><text:span text:style-name="T9"> (optional)</text:span></text:p>
      <text:p text:style-name="P9"><text:span text:style-name="T10">whether the client action should be open in the main content area (</text:span><text:span text:style-name="Source_20_Text"><text:span text:style-name="T5">current</text:span></text:span><text:span text:style-name="T10">), in full screen mode (</text:span><text:span text:style-name="Source_20_Text"><text:span text:style-name="T5">fullscreen</text:span></text:span><text:span text:style-name="T10">) or in a dialog/popup (</text:span><text:span text:style-name="Source_20_Text"><text:span text:style-name="T5">new</text:span></text:span><text:span text:style-name="T10">). Use </text:span><text:span text:style-name="Source_20_Text"><text:span text:style-name="T5">main</text:span></text:span><text:span text:style-name="T10"> instead of </text:span><text:span text:style-name="Source_20_Text"><text:span text:style-name="T5">current</text:span></text:span><text:span text:style-name="T10"> to clear the breadcrumbs. Defaults to </text:span><text:span text:style-name="Source_20_Text"><text:span text:style-name="T5">current</text:span></text:span><text:span text:style-name="T10">.</text:span></text:p>
      <text:p text:style-name="P16">{</text:p>
      <text:p text:style-name="P18"><text:s text:c="4"/><text:span text:style-name="T14">"type"</text:span><text:span text:style-name="T15">: </text:span><text:span text:style-name="T14">"ir.actions.client"</text:span><text:span text:style-name="T15">,</text:span></text:p>
      <text:p text:style-name="P18"><text:s text:c="4"/><text:span text:style-name="T14">"tag"</text:span><text:span text:style-name="T15">: </text:span><text:span text:style-name="T14">"pos.ui"</text:span></text:p>
      <text:p text:style-name="P16">}</text:p>
      <text:p text:style-name="P27">tells the client to start the Point of Sale interface, the server has no idea how the POS interface works.</text:p>
      <text:p text:style-name="P40"> <text:span text:style-name="T6">See also</text:span></text:p>
      <text:list text:style-name="L11">
        <text:list-item>
          <text:p text:style-name="P39"><text:a xlink:type="simple" xlink:href="https://www.odoo.com/documentation/17.0/developer/tutorials/web.html#howtos-web-client-actions" text:style-name="Internet_20_link" text:visited-style-name="Visited_20_Internet_20_Link"><text:span text:style-name="T25">Tutorial: Client Actions</text:span></text:a></text:p>
        </text:list-item>
      </text:list>
      <text:h text:style-name="P3" text:outline-level="2"><text:bookmark text:name="reference-actions-cron"/><text:span text:style-name="T11">Automated Actions (</text:span><text:span text:style-name="Source_20_Text"><text:span text:style-name="T12">ir.cron</text:span></text:span><text:span text:style-name="T11">)</text:span></text:h>
      <text:p text:style-name="P27">Actions triggered automatically on a predefined frequency.</text:p>
      <text:p text:style-name="P14"><text:span text:style-name="Source_20_Text"><text:span text:style-name="T3">name</text:span></text:span></text:p>
      <text:p text:style-name="P6">Name of the automated action (Mainly used in log display)</text:p>
      <text:p text:style-name="P14"><text:span text:style-name="Source_20_Text"><text:span text:style-name="T3">interval_number</text:span></text:span></text:p>
      <text:p text:style-name="P10"><text:span text:style-name="T10">Number of </text:span><text:span text:style-name="Emphasis"><text:span text:style-name="T10">interval_type</text:span></text:span><text:span text:style-name="T10"> uom between two executions of the action</text:span></text:p>
      <text:p text:style-name="P14"><text:span text:style-name="Source_20_Text"><text:span text:style-name="T3">interval_type</text:span></text:span></text:p>
      <text:p text:style-name="P10"><text:span text:style-name="T10">Unit of measure of frequency interval (</text:span><text:span text:style-name="Source_20_Text"><text:span text:style-name="T5">minutes</text:span></text:span><text:span text:style-name="T10">, </text:span><text:span text:style-name="Source_20_Text"><text:span text:style-name="T5">hours</text:span></text:span><text:span text:style-name="T10">, </text:span><text:span text:style-name="Source_20_Text"><text:span text:style-name="T5">days</text:span></text:span><text:span text:style-name="T10">, </text:span><text:span text:style-name="Source_20_Text"><text:span text:style-name="T5">weeks</text:span></text:span><text:span text:style-name="T10">, </text:span><text:span text:style-name="Source_20_Text"><text:span text:style-name="T5">months</text:span></text:span><text:span text:style-name="T10">)</text:span></text:p>
      <text:p text:style-name="P14"><text:span text:style-name="Source_20_Text"><text:span text:style-name="T3">numbercall</text:span></text:span></text:p>
      <text:p text:style-name="P10"><text:span text:style-name="T10">Number of times this action has to be run. If the action is expected to run indefinitely, set to </text:span><text:span text:style-name="Source_20_Text"><text:span text:style-name="T5">-1</text:span></text:span><text:span text:style-name="T10">.</text:span></text:p>
      <text:p text:style-name="P14"><text:span text:style-name="Source_20_Text"><text:span text:style-name="T3">doall</text:span></text:span></text:p>
      <text:p text:style-name="P6">Boolean precising whether the missed actions have to be executed in case of server restarts.</text:p>
      <text:p text:style-name="P14"><text:span text:style-name="Source_20_Text"><text:span text:style-name="T3">model_id</text:span></text:span></text:p>
      <text:p text:style-name="P6">Model on which this action will be called</text:p>
      <text:p text:style-name="P14"><text:span text:style-name="Source_20_Text"><text:span text:style-name="T3">code</text:span></text:span></text:p>
      <text:p text:style-name="P6">Code content of the action. Can be a simple call to the model’s method :</text:p>
      <text:p text:style-name="P17"><text:soft-page-break/>model.&lt;method_name&gt;()</text:p>
      <text:p text:style-name="P14"><text:span text:style-name="Source_20_Text"><text:span text:style-name="T3">nextcall</text:span></text:span></text:p>
      <text:p text:style-name="P5">Next planned execution date of this action (date/time format)</text:p>
      <text:p text:style-name="P25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Menlo, 'DejaVu Sans Mono', 'Bitstream Vera Sans Mono', monospace"/>
    <style:font-face style:name="DejaVu Sans" svg:font-family="'DejaVu Sans'" style:font-family-generic="system" style:font-pitch="variable"/>
    <style:font-face style:name="Inter" svg:font-family="Inter, 'Segoe UI', Roboto, 'Helvetica Neue', Arial, 'Noto Sans', 'Liberatio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, Georgia, 'Times New Roman', Times, 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UA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9:13:41.091354361</meta:creation-date>
    <meta:generator>LibreOffice/24.2.5.2$Linux_X86_64 LibreOffice_project/bffef4ea93e59bebbeaf7f431bb02b1a39ee8a59</meta:generator>
    <dc:date>2024-08-25T19:14:40.649233020</dc:date>
    <meta:editing-duration>PT1M1S</meta:editing-duration>
    <meta:editing-cycles>1</meta:editing-cycles>
    <meta:document-statistic meta:table-count="0" meta:image-count="0" meta:object-count="0" meta:page-count="6" meta:paragraph-count="232" meta:word-count="1903" meta:character-count="13541" meta:non-whitespace-character-count="11662"/>
  </office:meta>
</office:document-meta>
</file>